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302709" style:text-position="0% 100%" fo:font-size="18pt" fo:font-weight="bold" officeooo:rsid="001367d1" officeooo:paragraph-rsid="001367d1" style:font-size-asian="18pt" style:font-weight-asian="bold" style:font-size-complex="18pt" style:font-weight-complex="bold"/>
    </style:style>
    <style:style style:name="P2" style:family="paragraph" style:parent-style-name="Standard">
      <style:text-properties fo:font-size="14pt" officeooo:rsid="001367d1" officeooo:paragraph-rsid="001367d1" style:font-size-asian="14pt" style:font-size-complex="14pt"/>
    </style:style>
    <style:style style:name="P3" style:family="paragraph" style:parent-style-name="Standard">
      <style:text-properties fo:font-size="14pt" officeooo:rsid="001367d1" officeooo:paragraph-rsid="00152243" style:font-size-asian="14pt" style:font-size-complex="14pt"/>
    </style:style>
    <style:style style:name="P4" style:family="paragraph" style:parent-style-name="Standard">
      <style:text-properties fo:font-size="14pt" officeooo:rsid="001367d1" officeooo:paragraph-rsid="002b3413" style:font-size-asian="14pt" style:font-size-complex="14pt"/>
    </style:style>
    <style:style style:name="P5" style:family="paragraph" style:parent-style-name="Standard">
      <style:text-properties fo:font-size="14pt" officeooo:rsid="00152243" officeooo:paragraph-rsid="00152243" style:font-size-asian="14pt" style:font-size-complex="14pt"/>
    </style:style>
    <style:style style:name="P6" style:family="paragraph" style:parent-style-name="Standard">
      <style:text-properties fo:font-size="14pt" officeooo:rsid="00152243" officeooo:paragraph-rsid="00160556" style:font-size-asian="14pt" style:font-size-complex="14pt"/>
    </style:style>
    <style:style style:name="P7" style:family="paragraph" style:parent-style-name="Standard">
      <style:text-properties fo:font-size="14pt" officeooo:rsid="00152243" officeooo:paragraph-rsid="002b3413" style:font-size-asian="14pt" style:font-size-complex="14pt"/>
    </style:style>
    <style:style style:name="P8" style:family="paragraph" style:parent-style-name="Standard">
      <style:paragraph-properties fo:text-align="start" style:justify-single-word="false"/>
      <style:text-properties fo:font-size="14pt" fo:font-weight="bold" officeooo:rsid="0018c634" officeooo:paragraph-rsid="0018c634" style:font-size-asian="12.25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normal" officeooo:rsid="00175c31" officeooo:paragraph-rsid="00175c31"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18c634" officeooo:paragraph-rsid="0018c634"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weight="normal" officeooo:rsid="0018c634" officeooo:paragraph-rsid="001dfd44"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normal" officeooo:rsid="0018c634" officeooo:paragraph-rsid="0019573c"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font-size="14pt" fo:font-weight="normal" officeooo:rsid="001bfdcd" officeooo:paragraph-rsid="001bfdcd" style:font-size-asian="12.25pt" style:font-weight-asian="normal" style:font-size-complex="14pt" style:font-weight-complex="normal"/>
    </style:style>
    <style:style style:name="P14" style:family="paragraph" style:parent-style-name="Standard">
      <style:text-properties fo:font-size="14pt" officeooo:rsid="001367d1" officeooo:paragraph-rsid="002b3413" fo:background-color="#ffff00" style:font-size-asian="14pt" style:font-size-complex="14pt"/>
    </style:style>
    <style:style style:name="P15" style:family="paragraph" style:parent-style-name="Standard">
      <style:paragraph-properties fo:text-align="center" style:justify-single-word="false"/>
      <style:text-properties fo:font-size="18pt" fo:font-weight="bold" officeooo:rsid="00175c31" officeooo:paragraph-rsid="00175c31" style:font-size-asian="15.75pt" style:font-weight-asian="bold" style:font-size-complex="18pt" style:font-weight-complex="bold"/>
    </style:style>
    <style:style style:name="P16" style:family="paragraph" style:parent-style-name="Standard">
      <style:paragraph-properties fo:text-align="center" style:justify-single-word="false"/>
      <style:text-properties fo:font-size="18pt" fo:font-weight="bold" officeooo:rsid="0018c634" officeooo:paragraph-rsid="0018c634" style:font-size-asian="15.75pt" style:font-weight-asian="bold" style:font-size-complex="18pt" style:font-weight-complex="bold"/>
    </style:style>
    <style:style style:name="P17" style:family="paragraph" style:parent-style-name="Standard">
      <style:paragraph-properties fo:text-align="center" style:justify-single-word="false"/>
      <style:text-properties fo:font-size="18pt" fo:font-weight="bold" officeooo:rsid="0018c634" officeooo:paragraph-rsid="0019573c" style:font-size-asian="15.75pt" style:font-weight-asian="bold" style:font-size-complex="18pt" style:font-weight-complex="bold"/>
    </style:style>
    <style:style style:name="P18" style:family="paragraph" style:parent-style-name="Standard">
      <style:paragraph-properties fo:text-align="center" style:justify-single-word="false"/>
      <style:text-properties fo:font-size="18pt" fo:font-weight="bold" officeooo:rsid="0018c634" officeooo:paragraph-rsid="001dfd44" style:font-size-asian="15.75pt" style:font-weight-asian="bold" style:font-size-complex="18pt" style:font-weight-complex="bold"/>
    </style:style>
    <style:style style:name="P19" style:family="paragraph" style:parent-style-name="Standard">
      <style:paragraph-properties fo:text-align="center" style:justify-single-word="false"/>
      <style:text-properties fo:font-size="18pt" fo:font-weight="bold" officeooo:rsid="0018c634" officeooo:paragraph-rsid="001ffb34" style:font-size-asian="15.75pt" style:font-weight-asian="bold" style:font-size-complex="18pt" style:font-weight-complex="bold"/>
    </style:style>
    <style:style style:name="P20" style:family="paragraph" style:parent-style-name="Standard">
      <style:paragraph-properties fo:text-align="center" style:justify-single-word="false"/>
      <style:text-properties fo:font-size="18pt" fo:font-weight="bold" officeooo:rsid="0018c634" officeooo:paragraph-rsid="00215df0" style:font-size-asian="15.75pt" style:font-weight-asian="bold" style:font-size-complex="18pt" style:font-weight-complex="bold"/>
    </style:style>
    <style:style style:name="P21" style:family="paragraph" style:parent-style-name="Standard">
      <style:paragraph-properties fo:text-align="start" style:justify-single-word="false"/>
      <style:text-properties fo:font-size="18pt" fo:font-weight="bold" officeooo:rsid="0018c634" officeooo:paragraph-rsid="0018c634" style:font-size-asian="15.75pt" style:font-weight-asian="bold" style:font-size-complex="18pt" style:font-weight-complex="bold"/>
    </style:style>
    <style:style style:name="P22" style:family="paragraph" style:parent-style-name="Standard">
      <style:paragraph-properties fo:text-align="start" style:justify-single-word="false"/>
      <style:text-properties fo:font-size="18pt" fo:font-weight="bold" officeooo:rsid="0018c634" officeooo:paragraph-rsid="0019573c" style:font-size-asian="15.75pt" style:font-weight-asian="bold" style:font-size-complex="18pt" style:font-weight-complex="bold"/>
    </style:style>
    <style:style style:name="P23" style:family="paragraph" style:parent-style-name="Standard">
      <style:paragraph-properties fo:text-align="start" style:justify-single-word="false"/>
      <style:text-properties fo:font-size="18pt" fo:font-weight="bold" officeooo:rsid="0018c634" officeooo:paragraph-rsid="001a6a84" style:font-size-asian="15.75pt" style:font-weight-asian="bold" style:font-size-complex="18pt" style:font-weight-complex="bold"/>
    </style:style>
    <style:style style:name="P24" style:family="paragraph" style:parent-style-name="Standard">
      <style:paragraph-properties fo:text-align="start" style:justify-single-word="false"/>
      <style:text-properties fo:font-size="18pt" fo:font-weight="bold" officeooo:rsid="0018c634" officeooo:paragraph-rsid="001dfd44" style:font-size-asian="15.75pt" style:font-weight-asian="bold" style:font-size-complex="18pt" style:font-weight-complex="bold"/>
    </style:style>
    <style:style style:name="P25" style:family="paragraph" style:parent-style-name="Standard">
      <style:paragraph-properties fo:text-align="center" style:justify-single-word="false"/>
      <style:text-properties fo:font-size="18pt" fo:font-weight="bold" officeooo:rsid="001bfdcd" officeooo:paragraph-rsid="001bfdcd" style:font-size-asian="15.75pt" style:font-weight-asian="bold" style:font-size-complex="18pt" style:font-weight-complex="bold"/>
    </style:style>
    <style:style style:name="P26" style:family="paragraph" style:parent-style-name="Standard">
      <style:paragraph-properties fo:text-align="start" style:justify-single-word="false"/>
      <style:text-properties fo:font-variant="normal" fo:text-transform="none" fo:color="#030303" style:font-name="Roboto" fo:font-size="10.5pt" fo:letter-spacing="normal" fo:font-style="normal" fo:font-weight="normal" officeooo:rsid="0029121d" officeooo:paragraph-rsid="0019573c"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fo:font-variant="normal" fo:text-transform="none" fo:color="#030303" style:font-name="Roboto" fo:font-size="14pt" fo:letter-spacing="normal" fo:font-style="normal" fo:font-weight="normal" officeooo:rsid="001367d1" officeooo:paragraph-rsid="002b3413" style:font-size-asian="14pt" style:font-weight-asian="normal" style:font-size-complex="14pt" style:font-weight-complex="normal"/>
    </style:style>
    <style:style style:name="P28" style:family="paragraph" style:parent-style-name="Standard" style:list-style-name="L1">
      <style:paragraph-properties fo:text-align="start" style:justify-single-word="false"/>
      <style:text-properties fo:font-size="14pt" fo:font-weight="normal" officeooo:rsid="00175c31" officeooo:paragraph-rsid="00175c31" style:font-size-asian="12.25pt" style:font-weight-asian="normal" style:font-size-complex="14pt" style:font-weight-complex="normal"/>
    </style:style>
    <style:style style:name="P29" style:family="paragraph" style:parent-style-name="Standard" style:list-style-name="L2">
      <style:paragraph-properties fo:text-align="start" style:justify-single-word="false"/>
      <style:text-properties fo:font-size="14pt" fo:font-weight="normal" officeooo:rsid="00175c31" officeooo:paragraph-rsid="00175c31" style:font-size-asian="12.25pt" style:font-weight-asian="normal" style:font-size-complex="14pt" style:font-weight-complex="normal"/>
    </style:style>
    <style:style style:name="P30" style:family="paragraph" style:parent-style-name="Standard" style:list-style-name="L3">
      <style:paragraph-properties fo:text-align="start" style:justify-single-word="false"/>
      <style:text-properties fo:font-size="14pt" fo:font-weight="normal" officeooo:rsid="00175c31" officeooo:paragraph-rsid="00175c31" style:font-size-asian="12.25pt" style:font-weight-asian="normal" style:font-size-complex="14pt" style:font-weight-complex="normal"/>
    </style:style>
    <style:style style:name="P31" style:family="paragraph" style:parent-style-name="Standard" style:list-style-name="L3">
      <style:paragraph-properties fo:text-align="start" style:justify-single-word="false"/>
      <style:text-properties fo:font-size="14pt" fo:font-weight="normal" officeooo:rsid="0018c634" officeooo:paragraph-rsid="0018c634" style:font-size-asian="12.25pt" style:font-weight-asian="normal" style:font-size-complex="14pt" style:font-weight-complex="normal"/>
    </style:style>
    <style:style style:name="P32" style:family="paragraph" style:parent-style-name="Standard" style:list-style-name="L4">
      <style:paragraph-properties fo:text-align="start" style:justify-single-word="false"/>
      <style:text-properties fo:font-size="14pt" fo:font-weight="normal" officeooo:rsid="0018c634" officeooo:paragraph-rsid="0018c634" style:font-size-asian="12.25pt" style:font-weight-asian="normal" style:font-size-complex="14pt" style:font-weight-complex="normal"/>
    </style:style>
    <style:style style:name="P33" style:family="paragraph" style:parent-style-name="Standard" style:list-style-name="L5">
      <style:paragraph-properties fo:text-align="start" style:justify-single-word="false"/>
      <style:text-properties fo:font-size="14pt" fo:font-weight="normal" officeooo:rsid="0018c634" officeooo:paragraph-rsid="0018c634" style:font-size-asian="12.25pt" style:font-weight-asian="normal" style:font-size-complex="14pt" style:font-weight-complex="normal"/>
    </style:style>
    <style:style style:name="P34" style:family="paragraph" style:parent-style-name="Standard" style:list-style-name="L7">
      <style:paragraph-properties fo:text-align="start" style:justify-single-word="false"/>
      <style:text-properties fo:font-size="14pt" fo:font-weight="normal" officeooo:rsid="0018c634" officeooo:paragraph-rsid="001a6a84" style:font-size-asian="12.25pt" style:font-weight-asian="normal" style:font-size-complex="14pt" style:font-weight-complex="normal"/>
    </style:style>
    <style:style style:name="P35" style:family="paragraph" style:parent-style-name="Standard" style:list-style-name="L8">
      <style:paragraph-properties fo:text-align="start" style:justify-single-word="false"/>
      <style:text-properties fo:font-size="14pt" fo:font-weight="normal" officeooo:rsid="0018c634" officeooo:paragraph-rsid="001dfd44" style:font-size-asian="12.25pt" style:font-weight-asian="normal" style:font-size-complex="14pt" style:font-weight-complex="normal"/>
    </style:style>
    <style:style style:name="P36" style:family="paragraph" style:parent-style-name="Standard" style:list-style-name="L9">
      <style:paragraph-properties fo:text-align="start" style:justify-single-word="false"/>
      <style:text-properties fo:font-size="14pt" fo:font-weight="normal" officeooo:rsid="0018c634" officeooo:paragraph-rsid="001dfd44" style:font-size-asian="12.25pt" style:font-weight-asian="normal" style:font-size-complex="14pt" style:font-weight-complex="normal"/>
    </style:style>
    <style:style style:name="P37" style:family="paragraph" style:parent-style-name="Standard" style:list-style-name="L10">
      <style:paragraph-properties fo:text-align="start" style:justify-single-word="false"/>
      <style:text-properties fo:font-size="14pt" fo:font-weight="normal" officeooo:rsid="0018c634" officeooo:paragraph-rsid="001ffb34" style:font-size-asian="12.25pt" style:font-weight-asian="normal" style:font-size-complex="14pt" style:font-weight-complex="normal"/>
    </style:style>
    <style:style style:name="P38" style:family="paragraph" style:parent-style-name="Standard" style:list-style-name="L12">
      <style:paragraph-properties fo:text-align="start" style:justify-single-word="false"/>
      <style:text-properties fo:font-size="14pt" fo:font-weight="normal" officeooo:rsid="0018c634" officeooo:paragraph-rsid="0018c634" style:font-size-asian="12.25pt" style:font-weight-asian="normal" style:font-size-complex="14pt" style:font-weight-complex="normal"/>
    </style:style>
    <style:style style:name="P39" style:family="paragraph" style:parent-style-name="Standard" style:list-style-name="L13">
      <style:paragraph-properties fo:text-align="start" style:justify-single-word="false"/>
      <style:text-properties fo:font-size="14pt" fo:font-weight="normal" officeooo:rsid="0018c634" officeooo:paragraph-rsid="0018c634" style:font-size-asian="12.25pt" style:font-weight-asian="normal" style:font-size-complex="14pt" style:font-weight-complex="normal"/>
    </style:style>
    <style:style style:name="P40" style:family="paragraph" style:parent-style-name="Standard" style:list-style-name="L14">
      <style:paragraph-properties fo:text-align="start" style:justify-single-word="false"/>
      <style:text-properties fo:font-size="14pt" fo:font-weight="normal" officeooo:rsid="0018c634" officeooo:paragraph-rsid="0018c634" style:font-size-asian="12.25pt" style:font-weight-asian="normal" style:font-size-complex="14pt" style:font-weight-complex="normal"/>
    </style:style>
    <style:style style:name="P41" style:family="paragraph" style:parent-style-name="Standard" style:list-style-name="L15">
      <style:paragraph-properties fo:text-align="start" style:justify-single-word="false"/>
      <style:text-properties fo:font-size="14pt" fo:font-weight="normal" officeooo:rsid="0018c634" officeooo:paragraph-rsid="0019573c" style:font-size-asian="12.25pt" style:font-weight-asian="normal" style:font-size-complex="14pt" style:font-weight-complex="normal"/>
    </style:style>
    <style:style style:name="P42" style:family="paragraph" style:parent-style-name="Standard" style:list-style-name="L16">
      <style:paragraph-properties fo:text-align="start" style:justify-single-word="false"/>
      <style:text-properties fo:font-size="14pt" fo:font-weight="normal" officeooo:rsid="0018c634" officeooo:paragraph-rsid="0019573c" style:font-size-asian="12.25pt" style:font-weight-asian="normal" style:font-size-complex="14pt" style:font-weight-complex="normal"/>
    </style:style>
    <style:style style:name="P43" style:family="paragraph" style:parent-style-name="Standard" style:list-style-name="L17">
      <style:paragraph-properties fo:text-align="start" style:justify-single-word="false"/>
      <style:text-properties fo:font-size="14pt" fo:font-weight="normal" officeooo:rsid="0018c634" officeooo:paragraph-rsid="0019573c" style:font-size-asian="12.25pt" style:font-weight-asian="normal" style:font-size-complex="14pt" style:font-weight-complex="normal"/>
    </style:style>
    <style:style style:name="P44" style:family="paragraph" style:parent-style-name="Standard" style:list-style-name="L6">
      <style:paragraph-properties fo:text-align="start" style:justify-single-word="false"/>
      <style:text-properties fo:font-size="14pt" fo:font-weight="normal" officeooo:rsid="001a6a84" officeooo:paragraph-rsid="001a6a84" style:font-size-asian="12.25pt" style:font-weight-asian="normal" style:font-size-complex="14pt" style:font-weight-complex="normal"/>
    </style:style>
    <style:style style:name="P45" style:family="paragraph" style:parent-style-name="Standard" style:list-style-name="L7">
      <style:paragraph-properties fo:text-align="start" style:justify-single-word="false"/>
      <style:text-properties fo:font-size="14pt" fo:font-weight="normal" officeooo:rsid="001bfdcd" officeooo:paragraph-rsid="001bfdcd" style:font-size-asian="12.25pt" style:font-weight-asian="normal" style:font-size-complex="14pt" style:font-weight-complex="normal"/>
    </style:style>
    <style:style style:name="P46" style:family="paragraph" style:parent-style-name="Standard" style:list-style-name="L13">
      <style:paragraph-properties fo:text-align="start" style:justify-single-word="false"/>
      <style:text-properties fo:font-size="14pt" fo:font-weight="normal" officeooo:rsid="002167c3" officeooo:paragraph-rsid="002167c3" style:font-size-asian="12.25pt" style:font-weight-asian="normal" style:font-size-complex="14pt" style:font-weight-complex="normal"/>
    </style:style>
    <style:style style:name="P47" style:family="paragraph" style:parent-style-name="Standard" style:list-style-name="L11">
      <style:paragraph-properties fo:text-align="start" style:justify-single-word="false"/>
      <style:text-properties fo:font-size="14pt" fo:font-weight="normal" officeooo:rsid="00152243" officeooo:paragraph-rsid="001ffb34" style:font-size-asian="14pt" style:font-weight-asian="normal" style:font-size-complex="14pt" style:font-weight-complex="normal"/>
    </style:style>
    <style:style style:name="P48" style:family="paragraph" style:parent-style-name="Standard" style:list-style-name="L11">
      <style:text-properties fo:font-size="14pt" officeooo:rsid="00152243" officeooo:paragraph-rsid="001ffb34" style:font-size-asian="14pt" style:font-size-complex="14pt"/>
    </style:style>
    <style:style style:name="T1" style:family="text">
      <style:text-properties officeooo:rsid="001367d1"/>
    </style:style>
    <style:style style:name="T2" style:family="text">
      <style:text-properties fo:color="#ffbf00"/>
    </style:style>
    <style:style style:name="T3" style:family="text">
      <style:text-properties fo:background-color="#ffff00" loext:char-shading-value="0"/>
    </style:style>
    <style:style style:name="T4" style:family="text">
      <style:text-properties officeooo:rsid="001367d1" fo:background-color="#ffff00" loext:char-shading-value="0"/>
    </style:style>
    <style:style style:name="T5" style:family="text">
      <style:text-properties officeooo:rsid="00160556" fo:background-color="#ffff00" loext:char-shading-value="0"/>
    </style:style>
    <style:style style:name="T6" style:family="text">
      <style:text-properties officeooo:rsid="0019573c"/>
    </style:style>
    <style:style style:name="T7" style:family="text">
      <style:text-properties officeooo:rsid="00215df0"/>
    </style:style>
    <style:style style:name="T8" style:family="text">
      <style:text-properties officeooo:rsid="002167c3"/>
    </style:style>
    <style:style style:name="T9" style:family="text">
      <style:text-properties officeooo:rsid="00234211"/>
    </style:style>
    <style:style style:name="T10" style:family="text">
      <style:text-properties officeooo:rsid="002b341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ding messages:</text:p>
      <text:p text:style-name="P2"/>
      <text:p text:style-name="P2"><text:tab/></text:p>
      <text:p text:style-name="P2">------------------------------------------------------------------------------------------------------</text:p>
      <text:p text:style-name="P2">Hello,</text:p>
      <text:p text:style-name="P2">hope you are doing very well!</text:p>
      <text:p text:style-name="P2"/>
      <text:p text:style-name="P2">"Can we have a quick discussion over it" <text:s/>/ "<text:span text:style-name="T2">Can we have a brief discussion over a call about the project?</text:span>"</text:p>
      <text:p text:style-name="P2"/>
      <text:p text:style-name="P2">I see that you need to debugging issue in python and i can surely help you to debug this short function that needs to be changed a little as per your requirement. I can start right away!,<text:span text:style-name="T3">&lt;as per client requirement&gt;</text:span></text:p>
      <text:p text:style-name="P2"/>
      <text:p text:style-name="P2"><text:tab/>.<text:span text:style-name="T3">&lt;as per client requirement&gt;</text:span></text:p>
      <text:p text:style-name="P2"/>
      <text:p text:style-name="P2">I am fluent in English and available on chat/voice to understand the exact scope of the project.</text:p>
      <text:p text:style-name="P2">I am available 40+ hours a week and will be available anytime for a work. I can work for 3-4 hours during GMT time.</text:p>
      <text:p text:style-name="P2"/>
      <text:p text:style-name="P2">Let me know when you are available to take this conversation to the next level.</text:p>
      <text:p text:style-name="P2">Hope to talk to you soon.</text:p>
      <text:p text:style-name="P2"/>
      <text:p text:style-name="P2">Thanks,</text:p>
      <text:p text:style-name="P2">Pulkit</text:p>
      <text:p text:style-name="P2">----------------------------------------------------------------------------------------------------</text:p>
      <text:p text:style-name="P2">Hi <text:span text:style-name="T3">&lt;client name&gt;</text:span>,</text:p>
      <text:p text:style-name="P2"/>
      <text:p text:style-name="P2">"I am thrilled to accept your invitation"</text:p>
      <text:p text:style-name="P2"/>
      <text:p text:style-name="P2">I have 5+ years of experience in SEO/SMO &amp; have specialization in: - Website Audit - White hat SEO - Google webmaster - Online Reputation Management - Link Building - Google Analytics - Link Building - SEO On-page.<text:span text:style-name="T3">&lt;as per client requirement&gt;</text:span></text:p>
      <text:p text:style-name="P2"/>
      <text:p text:style-name="P2">Check my top rank site work:</text:p>
      <text:p text:style-name="P2">https://www.abacusconsulting.eu/</text:p>
      <text:p text:style-name="P2">http://italyluxury.travel</text:p>
      <text:p text:style-name="P2">http://naveenarora.co.nz/</text:p>
      <text:p text:style-name="P2">https://www.sigowebdesigns.com/</text:p>
      <text:p text:style-name="P2"/>
      <text:p text:style-name="P2">I am an expert in <text:span text:style-name="T3">&lt;as per client requirement&gt;</text:span></text:p>
      <text:p text:style-name="P2"/>
      <text:p text:style-name="P2"><text:soft-page-break/>I am fluent in English and am available on chat/voice to understand the exact scope of the project.</text:p>
      <text:p text:style-name="P2"/>
      <text:p text:style-name="P2">My Objective is to provide in-time services to the client within their budget as per specifications and accepting challenges to deliver the product keeping above all client satisfaction.</text:p>
      <text:p text:style-name="P2"/>
      <text:p text:style-name="P2">Waiting for your valuable response.</text:p>
      <text:p text:style-name="P2"/>
      <text:p text:style-name="P2">Best Regards,</text:p>
      <text:p text:style-name="P2">Pulkit</text:p>
      <text:p text:style-name="P2">------------------------------------------------------------------------------------------------------</text:p>
      <text:p text:style-name="P2">Hi <text:span text:style-name="T3">&lt;person name&gt;</text:span>,</text:p>
      <text:p text:style-name="P2"/>
      <text:p text:style-name="P2">I have checked the &lt;project name&gt; features &amp; structure, and Definitely, I can build this in python as per the requirements &amp; structure.</text:p>
      <text:p text:style-name="P2"/>
      <text:p text:style-name="P3">I am 5+ years experienced Python developer with having experience in Flask, Django, Docker, NumPy, pandas, PostgreSQL, MongoDB, AWS, Heroku, NGINX, Restful APIs, and others.<text:span text:style-name="T3">&lt;as per client requirement&gt;</text:span></text:p>
      <text:p text:style-name="P2"/>
      <text:p text:style-name="P2">Check my previous work:</text:p>
      <text:p text:style-name="P2">https://misago-project.org / python/Django/react</text:p>
      <text:p text:style-name="P2">https://mleap.in / Python/Django/Bootstrap</text:p>
      <text:p text:style-name="P2">http://git.kasteris.com:3000 / Python/Vue.JS</text:p>
      <text:p text:style-name="P2"/>
      <text:p text:style-name="P2">Let's connect via chat and discuss the project in detail.</text:p>
      <text:p text:style-name="P2">Waiting to get in touch with you!</text:p>
      <text:p text:style-name="P2"/>
      <text:p text:style-name="P2">Best Regards,</text:p>
      <text:p text:style-name="P5">Pulkit</text:p>
      <text:p text:style-name="P5">-------------------------------------------------------------------------------------------------------</text:p>
      <text:p text:style-name="P5">Hey <text:span text:style-name="T3">&lt;client name&gt;</text:span>,</text:p>
      <text:p text:style-name="P5">hope you are very much fine during these days!</text:p>
      <text:p text:style-name="P5"/>
      <text:p text:style-name="P5">"I am full-time available from Monday to Friday(8 am to 5 pm UK time)"</text:p>
      <text:p text:style-name="P5">"I can definitely prove my self in given period between 3-6 months to be a full-time freelancer"</text:p>
      <text:p text:style-name="P5">"Could you please discuss about your ongoing requirement for web scraping projects using Scrappy?"</text:p>
      <text:p text:style-name="P5"/>
      <text:p text:style-name="P5">I have gone through your requirement very carefully and understood your working environment with team, services you have provided and what stacks you are preferring in the development projects .I am highly interested in this job.</text:p>
      <text:p text:style-name="P5"/>
      <text:p text:style-name="P5"><text:soft-page-break/>I would love to have this great opportunity and can surely help you to shape the development of the travel market industry in the UK and worldwide, also to alter the current short to mid-term properties supply as per your requirement.</text:p>
      <text:p text:style-name="P5"/>
      <text:p text:style-name="P5">My expertise:</text:p>
      <text:p text:style-name="P6">I am 4+ years experienced Python developer with having experience in Flask, Django, Docker ,Numpy, pandas, postgresql, MongoDb, AWS, Heroku, NGINX, Restful APIs and others. <text:span text:style-name="T4">&lt;as per client requirement&gt;.</text:span>I would like to inform you also that I am highly skilled with data scraping and web scraping using scrappy framework. Still I am always eager to learn and make my skill sharper whenever I get any chance.</text:p>
      <text:p text:style-name="P5"/>
      <text:p text:style-name="P5">For data confidential:</text:p>
      <text:p text:style-name="P5">We can sign an NDA first to make sure everything remains confidential</text:p>
      <text:p text:style-name="P5"/>
      <text:p text:style-name="P5">I am fluent in English and available on chat/voice to understand the exact scope of the project.</text:p>
      <text:p text:style-name="P5">I am available 40+ hours a week and will be available anytime for a work. I can work for 3-4 hours during GMT time.</text:p>
      <text:p text:style-name="P5"/>
      <text:p text:style-name="P5">Let me know when you are available to take this conversation to the next level.</text:p>
      <text:p text:style-name="P5">Hope to talk to you soon.</text:p>
      <text:p text:style-name="P5"/>
      <text:p text:style-name="P3">Best Regards,</text:p>
      <text:p text:style-name="P5">Pulkit</text:p>
      <text:p text:style-name="P5"/>
      <text:p text:style-name="P5"/>
      <text:p text:style-name="P5">--------------------------------------------------------------------------------------------------</text:p>
      <text:p text:style-name="P5">Hi <text:span text:style-name="T5">&lt;client name&gt;</text:span>,</text:p>
      <text:p text:style-name="P5"/>
      <text:p text:style-name="P5">"I am willing to work remotely and available in US time"</text:p>
      <text:p text:style-name="P5"/>
      <text:p text:style-name="P6">I am 4+ years experienced Python developer with having experience in Django, Flask, Docker, Numpy, pandas, postgresql, MongoDb, AWS, Heroku, NGINX, Restful APIs.<text:span text:style-name="T1"> </text:span><text:span text:style-name="T4">&lt;as per client requirement&gt;</text:span></text:p>
      <text:p text:style-name="P5"/>
      <text:p text:style-name="P5">Check my previous work:</text:p>
      <text:p text:style-name="P5">https://relicult.com/ Python/ Django/Bootstrap</text:p>
      <text:p text:style-name="P5">https://misago-project.org / python/Django/react</text:p>
      <text:p text:style-name="P5">https://mtracal.com/ Python/ Django</text:p>
      <text:p text:style-name="P5"/>
      <text:p text:style-name="P5">Let's connect via chat and discuss the project in detail.</text:p>
      <text:p text:style-name="P5">Waiting to get in touch with you!</text:p>
      <text:p text:style-name="P5"/>
      <text:p text:style-name="P5">Best Regards,</text:p>
      <text:p text:style-name="P5"><text:soft-page-break/>Pulkit</text:p>
      <text:p text:style-name="P5">-------------------------------------------------------------------------------------------------------</text:p>
      <text:p text:style-name="P5">Hello</text:p>
      <text:p text:style-name="P5">I hope that you are staying safe during these times!</text:p>
      <text:p text:style-name="P5"/>
      <text:p text:style-name="P5">"Can we have a quick call?"</text:p>
      <text:p text:style-name="P5">"I am an experienced Scrapy (python) spiders developer"</text:p>
      <text:p text:style-name="P5"/>
      <text:p text:style-name="P5">I would love to work with your ongoing project and Definitely I can complete this project within the next two, three days successfully as per the requirements.</text:p>
      <text:p text:style-name="P5"/>
      <text:p text:style-name="P6">I am a Python developer with 4+ years of experience on data scraping and web scraping.My main stack is Python ,web crawler, Scrappy, Selenium, Beautiful Soup, Docker, AWS, Elast ic search, Data mining, Rest APIs, Numpy, Pandas, MySQL and PostgreSQL.<text:span text:style-name="T1"> </text:span><text:span text:style-name="T4">&lt;as per client requirement&gt;</text:span></text:p>
      <text:p text:style-name="P5"/>
      <text:p text:style-name="P5">I am fluent in English and available on chat/voice to understand the exact scope of the project. I am available 40+ hours a week and will be available anytime for a work. I can work for 3-4 hours during GMT time.</text:p>
      <text:p text:style-name="P5"/>
      <text:p text:style-name="P5">Let me know when you are available to take this conversation to the next level.</text:p>
      <text:p text:style-name="P5">Hope to talk to you soon.</text:p>
      <text:p text:style-name="P5"/>
      <text:p text:style-name="P5">Thanks,</text:p>
      <text:p text:style-name="P5">Pulkit </text:p>
      <text:p text:style-name="P5"/>
      <text:p text:style-name="P5"/>
      <text:p text:style-name="P5">-------------------------------------------------------------------------------------------------------</text:p>
      <text:p text:style-name="P5">Hello,</text:p>
      <text:p text:style-name="P5"/>
      <text:p text:style-name="P6">As an proficient Python Developer I can help with building python HTTP &amp; HTTPS web server for your sinkhole server as per the requirements.<text:span text:style-name="T1"> </text:span><text:span text:style-name="T4">&lt;as per client requirement&gt;</text:span></text:p>
      <text:p text:style-name="P5"/>
      <text:p text:style-name="P6">I am 4+ years experienced Python developer with having experience in Django,Flask, Numpy, pandas, PostgreSQL, MongoDB, AWS, Heroku, NGINX, Restful APIs.<text:span text:style-name="T1"> </text:span><text:span text:style-name="T4">&lt;as per client requirement&gt;</text:span></text:p>
      <text:p text:style-name="P5"/>
      <text:p text:style-name="P5">Let me know when you are available to take this conversation to the next level.</text:p>
      <text:p text:style-name="P5">Looking for soonest reply from you.</text:p>
      <text:p text:style-name="P5"/>
      <text:p text:style-name="P5">Thanks,</text:p>
      <text:p text:style-name="P5">Pulkit</text:p>
      <text:p text:style-name="P5">-------------------------------------------------------------------------------------------------------</text:p>
      <text:p text:style-name="P5"/>
      <text:p text:style-name="P15"><text:soft-page-break/>pandemic messages</text:p>
      <text:p text:style-name="P15"/>
      <text:list xml:id="list2272447073" text:style-name="L1">
        <text:list-item>
          <text:p text:style-name="P28">We appreciate your cooperation with us in this hard time.</text:p>
          <text:p text:style-name="P28"/>
        </text:list-item>
        <text:list-item>
          <text:p text:style-name="P28">Praying you and your family's safety during this pandemic times. Thanks for chatting with us </text:p>
          <text:p text:style-name="P28"/>
        </text:list-item>
        <text:list-item>
          <text:p text:style-name="P28">I hope you are doing good and healthy in this hard time of COVID-19.</text:p>
        </text:list-item>
      </text:list>
      <text:p text:style-name="P9"/>
      <text:p text:style-name="P9"/>
      <text:p text:style-name="P15">Code setup karna computer mein </text:p>
      <text:p text:style-name="P9"/>
      <text:list xml:id="list1197606231" text:style-name="L2">
        <text:list-item>
          <text:p text:style-name="P29">I will check in and update you, if in case it requires a few more minutes.</text:p>
          <text:p text:style-name="P29"/>
        </text:list-item>
        <text:list-item>
          <text:p text:style-name="P29">Thank you for sharing the code. Please allow me some time to go through with your project code. I will setup the code in my computer as quick as possible.</text:p>
          <text:p text:style-name="P29"/>
        </text:list-item>
      </text:list>
      <text:p text:style-name="P9"/>
      <text:p text:style-name="P15">Appologies for facing the error</text:p>
      <text:p text:style-name="P9"/>
      <text:list xml:id="list2167811724" text:style-name="L3">
        <text:list-item>
          <text:p text:style-name="P30">Our team is working on with full efforts to solve this issue.</text:p>
          <text:p text:style-name="P30"/>
        </text:list-item>
        <text:list-item>
          <text:p text:style-name="P30">They are working hard to fix it. They have asked for the Time Frame of 24 to 48 hours to get this fixed.</text:p>
          <text:p text:style-name="P30"/>
        </text:list-item>
        <text:list-item>
          <text:p text:style-name="P30">I really apologize for the inconvenience caused to you, I am trying my best to help you as I understand this project is important for your business, I totally understand your situation for this, If I am in your place I felt same as you and I am working hard on this so you will never face this issue again</text:p>
          <text:p text:style-name="P30"/>
        </text:list-item>
        <text:list-item>
          <text:p text:style-name="P30">I appreciate your understanding and patience with me 😊</text:p>
          <text:p text:style-name="P30">Is there anything else I can help you with?</text:p>
          <text:p text:style-name="P30"/>
        </text:list-item>
        <text:list-item>
          <text:p text:style-name="P30">Oh, I am really sorry that happened to you. I will try my best to provide you with the best solution of your concern.</text:p>
          <text:p text:style-name="P30"/>
        </text:list-item>
        <text:list-item>
          <text:p text:style-name="P30">Alright, please let me have a look at it. Could you please help me with your credentials.</text:p>
          <text:p text:style-name="P30"/>
        </text:list-item>
        <text:list-item>
          <text:p text:style-name="P30">We’re sorry about the “issue”. Let me have a word with my developer to find out how we can fix this for you.</text:p>
          <text:p text:style-name="P30"/>
        </text:list-item>
        <text:list-item>
          <text:p text:style-name="P30">We apologize for the inconvenience you have faced. We’re very sorry. We will take care of the “issue” on top priority for you. Please hold patience with us.</text:p>
          <text:p text:style-name="P30"><text:soft-page-break/></text:p>
        </text:list-item>
        <text:list-item>
          <text:p text:style-name="P30">I’m sorry that the last recommendation didn’t work as expected.</text:p>
          <text:p text:style-name="P30"/>
        </text:list-item>
        <text:list-item>
          <text:p text:style-name="P31"><text:s/>I know we don’t want to see each other at this situation, I am working hard please give <text:span text:style-name="T8">me</text:span> some more time to fix this.</text:p>
          <text:p text:style-name="P31"/>
        </text:list-item>
        <text:list-item>
          <text:p text:style-name="P31">The code was working on my end, but I need to recheck my code where this issue coming from, and I am sorry that you are again facing trouble from my side, I hope you can understand this, right now its midnight in India, but surely I will fix this issue in the morning as soon as possible.</text:p>
          <text:p text:style-name="P31"/>
        </text:list-item>
        <text:list-item>
          <text:p text:style-name="P31"><text:s/>Bahane marna</text:p>
          <text:p text:style-name="P31"/>
        </text:list-item>
      </text:list>
      <text:list xml:id="list717827027" text:style-name="L4">
        <text:list-item>
          <text:p text:style-name="P32">Developer busy ha, </text:p>
        </text:list-item>
        <text:list-item>
          <text:p text:style-name="P32">git pr latest code check karo, </text:p>
        </text:list-item>
        <text:list-item>
          <text:p text:style-name="P32">git pr push karte time file rah gayi,</text:p>
        </text:list-item>
        <text:list-item>
          <text:p text:style-name="P32">it’s midnight in India </text:p>
        </text:list-item>
        <text:list-item>
          <text:p text:style-name="P32">server mein issue ha </text:p>
        </text:list-item>
        <text:list-item>
          <text:p text:style-name="P32">credentials galat show kr raha ha</text:p>
        </text:list-item>
        <text:list-item>
          <text:p text:style-name="P32">working fine on locally but on server it is not working</text:p>
          <text:p text:style-name="P32"/>
        </text:list-item>
      </text:list>
      <text:p text:style-name="P10"/>
      <text:p text:style-name="P16"/>
      <text:p text:style-name="P16"/>
      <text:p text:style-name="P21">--------------------------------------------------------------------------------</text:p>
      <text:p text:style-name="P16">error from third party services</text:p>
      <text:p text:style-name="P16"/>
      <text:list xml:id="list1442133705" text:style-name="L5">
        <text:list-item>
          <text:p text:style-name="P33">I really apologize for the inconvenience caused, but its the global issue that is recently started. </text:p>
          <text:p text:style-name="P33"/>
        </text:list-item>
        <text:list-item>
          <text:p text:style-name="P33">There is a known issue/outage going on in Managed WordPress Hosting which have have been reported just some hours ago. All over the globe customers are facing this issue. </text:p>
          <text:p text:style-name="P33"/>
        </text:list-item>
        <text:list-item>
          <text:p text:style-name="P33">But we hope that you understand the fact that networking issues and programing issues are two separate issues and are needed to be addressed by the respective personals.</text:p>
          <text:p text:style-name="P33"/>
        </text:list-item>
      </text:list>
      <text:p text:style-name="P8"/>
      <text:p text:style-name="P17"><text:span text:style-name="T6">C</text:span>lient ka hal chal puchna</text:p>
      <text:p text:style-name="P22"/>
      <text:list xml:id="list112798769" text:style-name="L6">
        <text:list-item>
          <text:p text:style-name="P44">Hope you are doing well,</text:p>
          <text:p text:style-name="P44"/>
        </text:list-item>
        <text:list-item>
          <text:p text:style-name="P44"><text:soft-page-break/>Hope you are very much fine during these days!</text:p>
          <text:p text:style-name="P44"/>
        </text:list-item>
        <text:list-item>
          <text:p text:style-name="P44">I hope that you are staying safe during these times!</text:p>
          <text:p text:style-name="P44"/>
        </text:list-item>
      </text:list>
      <text:p text:style-name="P16"/>
      <text:p text:style-name="P25">Call ke liye bolna</text:p>
      <text:p text:style-name="P23"/>
      <text:list xml:id="list3400826160" text:style-name="L7">
        <text:list-item>
          <text:p text:style-name="P34">"Can we have a quick call?"</text:p>
          <text:p text:style-name="P34"/>
        </text:list-item>
        <text:list-item>
          <text:p text:style-name="P34">We may need to identify the issue you are facing. Can we start a video chat conversation?</text:p>
          <text:p text:style-name="P34"/>
        </text:list-item>
        <text:list-item>
          <text:p text:style-name="P34">Based on the information you have given, we are facing trouble to diagnose the issue. Is it ok with you to have a video chat to figure out what exactly the reason for the issue?</text:p>
          <text:p text:style-name="P34"/>
        </text:list-item>
        <text:list-item>
          <text:p text:style-name="P45">Hey, can I call you ?</text:p>
          <text:p text:style-name="P45"/>
        </text:list-item>
        <text:list-item>
          <text:p text:style-name="P45">Hey, can you call me?</text:p>
          <text:p text:style-name="P45"/>
        </text:list-item>
        <text:list-item>
          <text:p text:style-name="P45">I would highly recommend you to call for all the major Project related concerns.</text:p>
        </text:list-item>
      </text:list>
      <text:p text:style-name="P13"/>
      <text:p text:style-name="P13"/>
      <text:p text:style-name="P18">client is not responding</text:p>
      <text:p text:style-name="P24"><text:tab/></text:p>
      <text:list xml:id="list1949257517" text:style-name="L8">
        <text:list-item>
          <text:p text:style-name="P35">We have not heard from you since long time so I am closing this chat.</text:p>
          <text:p text:style-name="P35"/>
        </text:list-item>
        <text:list-item>
          <text:p text:style-name="P35">I see that you’ve been inactive for a while, now. I am closing the conversation, because there be no response from your end. In case you require further assistance, please feel free to resume the conversation.</text:p>
        </text:list-item>
      </text:list>
      <text:p text:style-name="P11"/>
      <text:p text:style-name="P11"/>
      <text:p text:style-name="P18">client ko wait karwana</text:p>
      <text:p text:style-name="P18"/>
      <text:list xml:id="list2803981364" text:style-name="L9">
        <text:list-item>
          <text:p text:style-name="P36">I just need to check something. Do you mind if I put you on hold for a moment?</text:p>
        </text:list-item>
        <text:list-item>
          <text:p text:style-name="P36">It will just take a moment to go through the details – Can I put you on hold?</text:p>
          <text:p text:style-name="P36"/>
        </text:list-item>
        <text:list-item>
          <text:p text:style-name="P36">Thank you for waiting! I’m here now—sorry about that wait.</text:p>
        </text:list-item>
        <text:list-item>
          <text:p text:style-name="P36">I appreciate your patience for holding and apologize about the wait time.</text:p>
        </text:list-item>
      </text:list>
      <text:p text:style-name="P16"/>
      <text:p text:style-name="P16"><text:soft-page-break/></text:p>
      <text:p text:style-name="P19">client ko time estimation dena</text:p>
      <text:p text:style-name="P19"/>
      <text:list xml:id="list762755698" text:style-name="L10">
        <text:list-item>
          <text:p text:style-name="P37">Please give me few minutes to go through with the requirements so that I can assist you accordingly.</text:p>
        </text:list-item>
      </text:list>
      <text:p text:style-name="P16"/>
      <text:p text:style-name="P16"/>
      <text:p text:style-name="P19">client ke sath NDA sign karna</text:p>
      <text:p text:style-name="P19"/>
      <text:list xml:id="list4052212325" text:style-name="L11">
        <text:list-item>
          <text:p text:style-name="P48">For data confidential:</text:p>
          <text:p text:style-name="P47">We can sign an NDA first to make sure everything remains confidential</text:p>
          <text:p text:style-name="P47"/>
        </text:list-item>
      </text:list>
      <text:p text:style-name="P16"/>
      <text:p text:style-name="P16">code mangwana client se</text:p>
      <text:p text:style-name="P16"/>
      <text:list xml:id="list510161036" text:style-name="L12">
        <text:list-item>
          <text:p text:style-name="P38">To help you getting into this firstly I will need to get the code .</text:p>
          <text:p text:style-name="P38"/>
        </text:list-item>
        <text:list-item>
          <text:p text:style-name="P38">We need some additional information prior to proceeding. Please share the required information/<text:span text:style-name="T7">files</text:span>?</text:p>
        </text:list-item>
      </text:list>
      <text:p text:style-name="P16"/>
      <text:p text:style-name="P16"/>
      <text:p text:style-name="P16"/>
      <text:p text:style-name="P20">client se credentials mangna</text:p>
      <text:p text:style-name="P16"/>
      <text:list xml:id="list208184926" text:style-name="L13">
        <text:list-item>
          <text:p text:style-name="P39">otp has been sent on your registered mobile number, please let me know that code.</text:p>
        </text:list-item>
        <text:list-item>
          <text:p text:style-name="P46">Please share your credentials so that I can take access on the server.</text:p>
        </text:list-item>
      </text:list>
      <text:p text:style-name="P16"/>
      <text:p text:style-name="P16"/>
      <text:p text:style-name="P16">client ka purana developer bhag jaye to/ya past mein kuch galat hua.</text:p>
      <text:p text:style-name="P16"/>
      <text:list xml:id="list3376302570" text:style-name="L14">
        <text:list-item>
          <text:p text:style-name="P40">Oh, I am really sorry that happened to you. As of now, you are connected with me, I will try my best to provide you with the best solution of your concern.</text:p>
        </text:list-item>
      </text:list>
      <text:p text:style-name="P17"/>
      <text:p text:style-name="P17">client ke pc pr code execute karwana</text:p>
      <text:p text:style-name="P17"/>
      <text:list xml:id="list3999842723" text:style-name="L15">
        <text:list-item>
          <text:p text:style-name="P41">You can do it yourself, but some efforts will be needed.</text:p>
          <text:p text:style-name="P41"><text:soft-page-break/>To do that first you need to take the backup of the complete site and its databases, at your local system. <text:span text:style-name="T8">Then you have to run these commands.</text:span></text:p>
        </text:list-item>
      </text:list>
      <text:p text:style-name="P22"/>
      <text:p text:style-name="P17"/>
      <text:p text:style-name="P17"><text:span text:style-name="T9">R</text:span>efund </text:p>
      <text:p text:style-name="P17"/>
      <text:list xml:id="list2736681687" text:style-name="L16">
        <text:list-item>
          <text:p text:style-name="P42">That would be a bit typical and lengthy for me to do it, but don’t worry, I will do it for you. 😊</text:p>
        </text:list-item>
      </text:list>
      <text:p text:style-name="P17"/>
      <text:p text:style-name="P17">feedback section/ rating lena</text:p>
      <text:p text:style-name="P17"/>
      <text:list xml:id="list2174231503" text:style-name="L17">
        <text:list-item>
          <text:p text:style-name="P43">Please share your feedback about your experience with us after this chat ends. We cherish your feedback, and its helps to keep us motivated to give best of our services.</text:p>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p>
      <text:p text:style-name="P12">project compeltion ka message</text:p>
      <text:p text:style-name="P12"/>
      <text:p text:style-name="P12">milestone release karwana</text:p>
      <text:p text:style-name="P12"/>
      <text:p text:style-name="P12">complete payment release karwana</text:p>
      <text:p text:style-name="P12"/>
      <text:p text:style-name="P12">client ko fixed price se billing pr lana </text:p>
      <text:p text:style-name="P12"/>
      <text:p text:style-name="P12">client ko documentation ke liye bolna</text:p>
      <text:p text:style-name="P12"/>
      <text:p text:style-name="P12">client ko support dena code ka </text:p>
      <text:p text:style-name="P12">--------------------------------------------------------------------------------------</text:p>
      <text:p text:style-name="P12"/>
      <text:p text:style-name="P12"/>
      <text:p text:style-name="P26"/>
      <text:p text:style-name="P4">Hello,</text:p>
      <text:p text:style-name="P4"/>
      <text:p text:style-name="P4"><text:soft-page-break/>I went through the given following requirements and Surely I can complete the given tasks in successful manner.</text:p>
      <text:p text:style-name="P4"/>
      <text:p text:style-name="P4">I am 5+ years experienced Python developer with having experience in Django, Flask, Docker, Numpy, pandas, PostgreSQL, MongoDB, AWS, Heroku, NGINX, Restful APIs.</text:p>
      <text:p text:style-name="P4"/>
      <text:p text:style-name="P7"><text:span text:style-name="T10">I</text:span> would like to inform you also that I am highly skilled with data scraping and web scraping using scrappy framework. Still I am always eager to learn and make my skill sharper whenever I get any chance.</text:p>
      <text:p text:style-name="P14"/>
      <text:p text:style-name="P4"/>
      <text:p text:style-name="P4">Let's connect via chat and discuss the project in detail.</text:p>
      <text:p text:style-name="P4">Waiting to get in touch with you! <text:s/></text:p>
      <text:p text:style-name="P4"/>
      <text:p text:style-name="P4">Best Regards,</text:p>
      <text:p text:style-name="P27">Pulki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4T22:47:00.986164779</meta:creation-date>
    <dc:date>2021-07-10T01:11:43.215617375</dc:date>
    <meta:editing-duration>PT15H33M23S</meta:editing-duration>
    <meta:editing-cycles>9</meta:editing-cycles>
    <meta:generator>LibreOffice/6.4.7.2$Linux_X86_64 LibreOffice_project/40$Build-2</meta:generator>
    <meta:document-statistic meta:table-count="0" meta:image-count="0" meta:object-count="0" meta:page-count="10" meta:paragraph-count="182" meta:word-count="2143" meta:character-count="12983" meta:non-whitespace-character-count="11052"/>
  </office:meta>
</office:document-meta>
</file>